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bbd02" style:font-size-asian="14pt" style:font-size-complex="14pt"/>
    </style:style>
    <style:style style:name="P5" style:family="paragraph" style:parent-style-name="Text_20_body">
      <loext:graphic-properties draw:fill-gradient-name="gradient" draw:fill-hatch-name="hatch"/>
      <style:paragraph-properties fo:margin-top="0.101cm" fo:margin-bottom="0.75cm" style:contextual-spacing="false" fo:line-height="200%"/>
      <style:text-properties fo:font-size="14pt" officeooo:paragraph-rsid="00458c0c" style:font-size-asian="14pt" style:font-size-complex="14pt"/>
    </style:style>
    <style:style style:name="P6"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58c0c" style:font-size-asian="14pt" style:font-size-complex="14pt"/>
    </style:style>
    <style:style style:name="P7"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998de" style:font-size-asian="14pt" style:font-size-complex="14pt"/>
    </style:style>
    <style:style style:name="P8" style:family="paragraph" style:parent-style-name="Text_20_body">
      <loext:graphic-properties draw:fill-hatch-name="hatch"/>
      <style:paragraph-properties fo:margin-top="0.101cm" fo:margin-bottom="0.101cm" style:contextual-spacing="false" fo:line-height="200%" fo:break-before="page"/>
      <style:text-properties fo:font-size="14pt" officeooo:paragraph-rsid="004c3485"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4998de" style:font-size-asian="14pt" style:font-size-complex="14pt"/>
    </style:style>
    <style:style style:name="P11"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12" style:family="paragraph" style:parent-style-name="Text_20_body">
      <loext:graphic-properties draw:fill-hatch-name="hatch"/>
      <style:paragraph-properties fo:margin-top="0.101cm" fo:margin-bottom="0.499cm" style:contextual-spacing="false" fo:line-height="100%"/>
      <style:text-properties officeooo:paragraph-rsid="001c3ee7"/>
    </style:style>
    <style:style style:name="P13" style:family="paragraph" style:parent-style-name="Text_20_body" style:master-page-name="">
      <loext:graphic-properties draw:fill="none" draw:fill-gradient-name="gradient" draw:fill-hatch-name="hatch"/>
      <style:paragraph-properties fo:margin-left="2cm" fo:margin-right="0cm" fo:margin-top="0cm" fo:margin-bottom="0.75cm" style:contextual-spacing="false" fo:line-height="200%" fo:text-indent="-2cm" style:auto-text-indent="false" style:page-number="auto" fo:background-color="transparent"/>
      <style:text-properties officeooo:paragraph-rsid="002e001c"/>
    </style:style>
    <style:style style:name="P14" style:family="paragraph" style:parent-style-name="Text_20_body">
      <loext:graphic-properties draw:fill-hatch-name="hatch"/>
      <style:paragraph-properties fo:margin-top="0.101cm" fo:margin-bottom="0.499cm" style:contextual-spacing="false" fo:line-height="115%"/>
      <style:text-properties officeooo:paragraph-rsid="004bb859"/>
    </style:style>
    <style:style style:name="P15" style:family="paragraph" style:parent-style-name="Text_20_body" style:list-style-name="L2">
      <loext:graphic-properties draw:fill-hatch-name="hatch"/>
      <style:paragraph-properties fo:margin-top="0cm" fo:margin-bottom="0.25cm" style:contextual-spacing="false" fo:line-height="100%"/>
      <style:text-properties fo:font-size="14pt" officeooo:rsid="004998de" officeooo:paragraph-rsid="004998de" style:font-size-asian="14pt" style:font-size-complex="14pt"/>
    </style:style>
    <style:style style:name="P16" style:family="paragraph" style:parent-style-name="Text_20_body" style:list-style-name="L2">
      <loext:graphic-properties draw:fill-hatch-name="hatch"/>
      <style:paragraph-properties fo:margin-top="0cm" fo:margin-bottom="0.499cm" style:contextual-spacing="false" fo:line-height="100%"/>
      <style:text-properties fo:font-size="14pt" officeooo:rsid="0028d6ad" officeooo:paragraph-rsid="0028d6ad" style:font-size-asian="14pt" style:font-size-complex="14pt"/>
    </style:style>
    <style:style style:name="P17" style:family="paragraph" style:parent-style-name="Text_20_body" style:list-style-name="L2">
      <loext:graphic-properties draw:fill-hatch-name="hatch"/>
      <style:paragraph-properties fo:margin-top="0cm" fo:margin-bottom="0.25cm" style:contextual-spacing="false" fo:line-height="100%"/>
      <style:text-properties fo:font-size="14pt" officeooo:rsid="00500fb2" officeooo:paragraph-rsid="00500fb2" style:font-size-asian="14pt" style:font-size-complex="14pt"/>
    </style:style>
    <style:style style:name="P18"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52056d" style:font-size-asian="14pt" style:font-size-complex="14pt"/>
    </style:style>
    <style:style style:name="P19" style:family="paragraph" style:parent-style-name="Text_20_body">
      <loext:graphic-properties draw:fill-hatch-name="hatch"/>
      <style:paragraph-properties fo:margin-top="0.101cm" fo:margin-bottom="0.499cm" style:contextual-spacing="false" fo:line-height="115%"/>
      <style:text-properties fo:font-size="14pt" officeooo:rsid="004746d7" officeooo:paragraph-rsid="0052056d" style:font-size-asian="14pt" style:font-size-complex="14pt"/>
    </style:style>
    <style:style style:name="P20"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4998de" style:font-size-asian="14pt" style:font-style-asian="italic" style:font-weight-asian="bold" style:font-size-complex="14pt" style:font-style-complex="italic" style:font-weight-complex="bold"/>
    </style:style>
    <style:style style:name="P21" style:family="paragraph" style:parent-style-name="Text_20_body">
      <loext:graphic-properties draw:fill-hatch-name="hatch"/>
      <style:paragraph-properties fo:margin-top="0cm" fo:margin-bottom="0.25cm" style:contextual-spacing="false" fo:line-height="115%"/>
      <style:text-properties officeooo:paragraph-rsid="004bb859"/>
    </style:style>
    <style:style style:name="P22" style:family="paragraph" style:parent-style-name="Text_20_body">
      <loext:graphic-properties draw:fill-hatch-name="hatch"/>
      <style:paragraph-properties fo:margin-top="0cm" fo:margin-bottom="0.25cm" style:contextual-spacing="false" fo:line-height="115%" fo:break-before="page"/>
      <style:text-properties officeooo:paragraph-rsid="004bb859"/>
    </style:style>
    <style:style style:name="P23" style:family="paragraph" style:parent-style-name="Text_20_body" style:list-style-name="L3"/>
    <style:style style:name="T1" style:family="text">
      <style:text-properties officeooo:rsid="00484cd1"/>
    </style:style>
    <style:style style:name="T2" style:family="text">
      <style:text-properties officeooo:rsid="003f303a"/>
    </style:style>
    <style:style style:name="T3" style:family="text">
      <style:text-properties officeooo:rsid="001c3ee7"/>
    </style:style>
    <style:style style:name="T4" style:family="text">
      <style:text-properties officeooo:rsid="0025b437"/>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25b437" style:font-weight-asian="bold" style:font-weight-complex="bold"/>
    </style:style>
    <style:style style:name="T8" style:family="text">
      <style:text-properties fo:font-weight="bold" officeooo:rsid="002fe488" style:font-weight-asian="bold" style:font-weight-complex="bold"/>
    </style:style>
    <style:style style:name="T9" style:family="text">
      <style:text-properties officeooo:rsid="002c8a67"/>
    </style:style>
    <style:style style:name="T10" style:family="text">
      <style:text-properties fo:font-size="14pt" style:font-size-asian="14pt" style:font-size-complex="14pt"/>
    </style:style>
    <style:style style:name="T11" style:family="text">
      <style:text-properties fo:font-size="14pt" officeooo:rsid="0042820b" style:font-size-asian="14pt" style:font-size-complex="14pt"/>
    </style:style>
    <style:style style:name="T12" style:family="text">
      <style:text-properties fo:font-size="14pt" officeooo:rsid="00500fb2"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officeooo:rsid="0032b6a9"/>
    </style:style>
    <style:style style:name="T15" style:family="text">
      <style:text-properties officeooo:rsid="0035852a"/>
    </style:style>
    <style:style style:name="T16" style:family="text">
      <style:text-properties fo:font-weight="normal" style:font-weight-asian="normal" style:font-weight-complex="normal"/>
    </style:style>
    <style:style style:name="T17" style:family="text">
      <style:text-properties fo:font-weight="normal" officeooo:rsid="003dea23" style:font-weight-asian="normal" style:font-weight-complex="normal"/>
    </style:style>
    <style:style style:name="T18" style:family="text">
      <style:text-properties officeooo:rsid="003a90dc"/>
    </style:style>
    <style:style style:name="T19" style:family="text">
      <style:text-properties officeooo:rsid="003ad9c3"/>
    </style:style>
    <style:style style:name="T20" style:family="text">
      <style:text-properties officeooo:rsid="002862eb"/>
    </style:style>
    <style:style style:name="T21" style:family="text">
      <style:text-properties officeooo:rsid="004746d7"/>
    </style:style>
    <style:style style:name="T22" style:family="text">
      <style:text-properties officeooo:rsid="0047800a"/>
    </style:style>
    <style:style style:name="T23" style:family="text">
      <style:text-properties officeooo:rsid="004998de"/>
    </style:style>
    <style:style style:name="T24" style:family="text">
      <style:text-properties style:text-position="super 58%"/>
    </style:style>
    <style:style style:name="T25" style:family="text">
      <style:text-properties officeooo:rsid="0049bc12"/>
    </style:style>
    <style:style style:name="T26" style:family="text">
      <style:text-properties officeooo:rsid="002789f0"/>
    </style:style>
    <style:style style:name="T27" style:family="text">
      <style:text-properties officeooo:rsid="004e1cd4"/>
    </style:style>
    <style:style style:name="T28" style:family="text">
      <style:text-properties officeooo:rsid="00500fb2"/>
    </style:style>
    <style:style style:name="T29" style:family="text">
      <style:text-properties officeooo:rsid="0052056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all to Worship (-----) / Opening prayer (John A)</text:p>
      <text:p text:style-name="Text_20_body">Praise: <text:span text:style-name="Emphasis">10000 Reasons</text:span></text:p>
      <text:p text:style-name="Text_20_body">Bible Reading: Hebrews 4 (Pam W)</text:p>
      <text:p text:style-name="Text_20_body">Sunday School (Mook L)</text:p>
      <text:p text:style-name="Text_20_body">Praise: <text:span text:style-name="Emphasis">Holy Holy Holy</text:span></text:p>
      <text:p text:style-name="Text_20_body">Announcements (JA)</text:p>
      <text:p text:style-name="Text_20_body">Prayer for the church and the world  (ML)</text:p>
      <text:p text:style-name="Text_20_body">Bible reading: 2 Kings 23:31-24:20 (Tim A)</text:p>
      <text:p text:style-name="Text_20_body">Praise: <text:span text:style-name="Emphasis">Before the Throne of God Above</text:span></text:p>
      <text:p text:style-name="Text_20_body">Sermon: “GOD WAS DONE WAITING” (ML)</text:p>
      <text:p text:style-name="Text_20_body">Praise: <text:span text:style-name="Emphasis">Holy Hands</text:span></text:p>
      <text:p text:style-name="Text_20_body">Benediction (ML)</text:p>
      <text:p text:style-name="Text_20_body"><text:span text:style-name="Strong_20_Emphasis">Sermon Outline</text:span></text:p>
      <text:p text:style-name="Text_20_body">“GOD WAS DONE WAITING”   (2 Kings 23:31-24:20)</text:p>
      <text:p text:style-name="Text_20_body">Introduction</text:p>
      <text:list text:style-name="L3">
        <text:list-item>
          <text:p text:style-name="P23">A rushed ending</text:p>
        </text:list-item>
        <text:list-item>
          <text:p text:style-name="P23">God’s word is living and active</text:p>
        </text:list-item>
        <text:list-item>
          <text:p text:style-name="P23">Receive grace and find mercy</text:p>
        </text:list-item>
      </text:list>
      <text:p text:style-name="Text_20_body">Conclusion</text:p>
      <text:p text:style-name="P21"/>
      <text:p text:style-name="P8"><text:span text:style-name="T7">Call to Worship</text:span><text:span text:style-name="T4"> </text:span><text:span text:style-name="T26">Psalm </text:span><text:span text:style-name="T28">84:4</text:span><text:span text:style-name="T4">/ </text:span>Opening prayer (John A)</text:p>
      <text:p text:style-name="P5"><text:span text:style-name="T6">Praise: </text:span><text:span text:style-name="Emphasis"><text:span text:style-name="T16">10000 Reasons</text:span></text:span></text:p>
      <text:p text:style-name="P7"><text:span text:style-name="T6">Bible Reading:</text:span> Hebrews 4 (Pam W)</text:p>
      <text:p text:style-name="P6"><text:span text:style-name="T6">Sunday School:</text:span><text:span text:style-name="T16"> (Mook L)</text:span></text:p>
      <text:p text:style-name="P7"><text:span text:style-name="T6">Praise: </text:span><text:span text:style-name="Emphasis"><text:span text:style-name="T17">Holy Holy Holy</text:span></text:span></text:p>
      <text:p text:style-name="P12"><text:span text:style-name="T13">Announcements</text:span><text:span text:style-name="T10"> (John A)</text:span></text:p>
      <text:list text:style-name="L2">
        <text:list-item>
          <text:p text:style-name="P15"/>
        </text:list-item>
        <text:list-item>
          <text:p text:style-name="P17">AGM Next Sunday immediately after the service, before morning tea</text:p>
        </text:list-item>
        <text:list-item>
          <text:p text:style-name="P15">Hope Explored co<text:span text:style-name="T28">ntinu</text:span>es today</text:p>
        </text:list-item>
        <text:list-item>
          <text:p text:style-name="P15">Working Bee 21<text:span text:style-name="T24">st</text:span></text:p>
        </text:list-item>
        <text:list-item>
          <text:p text:style-name="P16">Morning Tea and fellowship after the service</text:p>
        </text:list-item>
      </text:list>
      <text:p text:style-name="P3"><text:span text:style-name="T6">Prayer for the church and the world:</text:span> (<text:span text:style-name="T28">Mook L</text:span>)</text:p>
      <text:p text:style-name="P3"><text:span text:style-name="T8">B</text:span><text:span text:style-name="T6">ible Reading:</text:span> 2 Kings 23:31-24:20 (Tim A)</text:p>
      <text:p text:style-name="P4"><text:span text:style-name="T6">Praise:</text:span> <text:span text:style-name="T5">Before the Throne of God Above</text:span> (OFFERING)</text:p>
      <text:p text:style-name="P13"><text:span text:style-name="T13">Sermon:</text:span><text:span text:style-name="T10"> “GOD WAS DONE WAITING” (ML)</text:span></text:p>
      <text:p text:style-name="P2"><text:span text:style-name="T6">Praise:</text:span> <text:span text:style-name="T5">Holy Hands</text:span></text:p>
      <text:p text:style-name="P2"><text:span text:style-name="T6">Benediction</text:span> (<text:span text:style-name="T28">Mook</text:span><text:span text:style-name="T23"> L</text:span>)</text:p>
      <text:p text:style-name="P10">Opening Prayer (Psalm <text:span text:style-name="T28">84:4</text:span><text:span text:style-name="T9">)</text:span></text:p>
      <text:p text:style-name="P20">Blessed are those who dwell in your house, ever singing your praise!</text:p>
      <text:p text:style-name="P9">Father <text:span text:style-name="T28">God in heaven</text:span><text:span text:style-name="T14">,</text:span> we <text:span text:style-name="T25">are</text:span><text:span text:style-name="T21"> here today </text:span><text:span text:style-name="T28">at Your call </text:span><text:span text:style-name="T21">to </text:span><text:span text:style-name="T25">praise You </text:span><text:span text:style-name="T28">and to remind ourselves that we dwell in Your house forever, because You are faithful.</text:span></text:p>
      <text:p text:style-name="P18"><text:span text:style-name="T28">We confess that we are not perfect as our heavenly Father is perfect. So w</text:span><text:span text:style-name="T18">e thank You </text:span><text:span text:style-name="T21">that You </text:span><text:span text:style-name="T25">sent Jesus to take our place, to accept the punishment for our sins and in exchange to bestow on us the free gift of salvation. </text:span></text:p>
      <text:p text:style-name="P19"><text:span text:style-name="T29">We thank You that He is now in heaven at Your side, enthroned on the praises of His people, and interceding for us so that we are shielded from Your righteous anger at sin.</text:span></text:p>
      <text:p text:style-name="P19">We <text:span text:style-name="T25">commit</text:span> this time together to You so that Jesus may be lifted up, <text:span text:style-name="T25">and </text:span><text:span text:style-name="T22">that </text:span><text:span text:style-name="T25">w</text:span><text:span text:style-name="T22">e can </text:span><text:span text:style-name="T25">sing </text:span><text:span text:style-name="T29">with united voices </text:span><text:span text:style-name="T25">of the great salvation He has made for us</text:span><text:span text:style-name="T22">. </text:span><text:span text:style-name="T29">We remind ourselves of all the reasons we have for praising You in the words of our first song.</text:span></text:p>
      <text:p text:style-name="P11"><text:span text:style-name="T19">I</text:span><text:span text:style-name="T15">n </text:span><text:span text:style-name="T22">His</text:span><text:span text:style-name="T19"> Mighty</text:span><text:span text:style-name="T15"> Name we pray</text:span><text:span text:style-name="T20">, Amen.</text:span></text:p>
      <text:p text:style-name="P14"><text:span text:style-name="T11">[</text:span><text:span text:style-name="Emphasis"><text:span text:style-name="T12">10,000 Reasons</text:span></text:span><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e1cd4"/>
    </style:style>
    <style:style style:name="MT2" style:family="text">
      <style:text-properties officeooo:rsid="003f303a"/>
    </style:style>
    <style:style style:name="MT3" style:family="text">
      <style:text-properties officeooo:rsid="00484cd1"/>
    </style:style>
    <style:style style:name="MT4"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5</text:span><text:span text:style-name="MT2">th</text:span> <text:span text:style-name="MT3">September</text:span> 202<text:span text:style-name="MT4">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9-14T23:08:05.728686485</dc:date>
    <meta:editing-duration>PT5H48M52S</meta:editing-duration>
    <meta:editing-cycles>44</meta:editing-cycles>
    <meta:generator>LibreOffice/24.2.5.2$Linux_X86_64 LibreOffice_project/420$Build-2</meta:generator>
    <meta:print-date>2024-08-24T20:40:00.969597710</meta:print-date>
    <meta:document-statistic meta:table-count="0" meta:image-count="0" meta:object-count="0" meta:page-count="3" meta:paragraph-count="45" meta:word-count="372" meta:character-count="2029" meta:non-whitespace-character-count="1706"/>
  </office:meta>
</office:document-meta>
</file>